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paragraph-properties fo:margin-left="0in" fo:margin-right="0in" fo:text-indent="0in" style:auto-text-indent="false"/>
    </style:style>
    <style:style style:name="T1" style:family="text">
      <style:text-properties style:text-position="sub 58%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As Allied troops made their way further into Nazi territory in the final stretch of World War II, they were shocked at what they found. <text:s/>Scattered throughout much of the Polish, German, and Czech countryside were many prison camps, often referred to as work camps, death camps, and concentration camps. <text:s/>These camps were used by the Nazi party to hold certain “undesirables,” such as Jews, Catholics, and political enemies. <text:s/>Upon the end of the war, it became apparent that many leaders of the party would have to be tried for their crimes against humanity. <text:s/>These trials were known as the Nuremberg Trials<text:span text:style-name="T1"><text:note text:id="ftn0" text:note-class="footnote"><text:note-citation>1</text:note-citation><text:note-body><text:p text:style-name="Footnote">Letter, Edwin McElwain to Henry Kellerman, “Chronology of “Army” Motion Picture Entitled the Nurnberg Trials”</text:p></text:note-body></text:note></text:span>, and took place from November 1945 – August 1946. <text:s/>During the trials, much of the evidence used was in the form of videos and pictures. <text:s/>The videos were put into the form of a movie by Stuart Schulberg<text:note text:id="ftn1" text:note-class="footnote"><text:note-citation>2</text:note-citation><text:note-body><text:p text:style-name="P1"><text:s text:c="4"/>Movie Review, A.O. Scott, “Rare Scenes Re-Emerge from Nuremberg Trials,” <text:span text:style-name="T2">New York Times</text:span></text:p></text:note-body></text:note>, who was commissioned by the US Army to put together footage of the trials. <text:s/>After deliberation, the State Department and the Army concluded that the current video was not suitable for theater audiences, and released a 16 millimeter version to be distributed to non-profit organizations.<text:note text:id="ftn2" text:note-class="footnote"><text:note-citation>3</text:note-citation><text:note-body><text:p text:style-name="Footnote">US Govt Office Memorandum, Herbert T Edwards to Henry Kellerman, “Attached copy of background on Nuernberg Trial Film.”</text:p></text:note-body></text:note></text:p>
      <text:p text:style-name="Standard"><text:tab/>Once the original footage was produced in 1947, it was shown to people who had been in the trials, who gave recommendations as to what changes to make. <text:s/>Soon after, Lorentz Associates offered to produce the picture, and were told that it was already under production.<text:note text:id="ftn3" text:note-class="footnote"><text:note-citation>4</text:note-citation><text:note-body><text:p text:style-name="Footnote">See footnote 1</text:p></text:note-body></text:note> <text:s/>In 1949, the State Department and Army held a meeting to determine what should be done with the still unrefined footage of the trials. <text:s/>Three possible avenues discussed for handling the footage were the State Department taking over production, the Signal Corps continuing to create the movie themselves, and a professional producer making it. <text:s/>The first was disregarded to due it violating policy, while the second was seen as a very large expenditure. <text:s/>The third had concerns over the contract with the producer, putting limits on propaganda and advertising, while the second brought up a discussion on the purpose of the video. <text:s/>It was stated by Colonel Eyster, an official within the Army, that not using the film couldn't be their decision.<text:note text:id="ftn4" text:note-class="footnote"><text:note-citation>5</text:note-citation><text:note-body><text:p text:style-name="Footnote">Minutes of Meeting, Review Committee on Visual and Audio Material, Jan 25, 1949</text:p></text:note-body></text:note> <text:s/>In a later letter, it is stated that the picture wasn't “suitable for exhibition” in front of American audiences, but that following re-editing it would be released.<text:note text:id="ftn5" text:note-class="footnote"><text:note-citation>6</text:note-citation><text:note-body><text:p text:style-name="Footnote">Letter, Jacob Beam to C. Monteith Gilpin, on release of footage</text:p></text:note-body></text:note> <text:s/>It is then shown that 16 mm uncut copies of the footage were distributed for use by non-commercial groups, revealing that a re-edit never was put into the works.<text:note text:id="ftn6" text:note-class="footnote"><text:note-citation>7</text:note-citation><text:note-body><text:p text:style-name="Footnote">See footnote 1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ber </meta:initial-creator>
    <meta:creation-date>2012-07-24T22:52:37</meta:creation-date>
    <dc:date>2012-07-25T01:16:53</dc:date>
    <dc:creator>Cyber </dc:creator>
    <meta:editing-duration>PT01H38M3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500" meta:character-count="2937"/>
  </office:meta>
</office:document-meta>
</file>